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Text_20_body">
      <style:text-properties officeooo:rsid="005a9fc1" officeooo:paragraph-rsid="005a9fc1"/>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9" style:family="paragraph" style:parent-style-name="Text_20_body">
      <style:text-properties officeooo:paragraph-rsid="00af1f55"/>
    </style:style>
    <style:style style:name="P20" style:family="paragraph" style:parent-style-name="Text_20_body">
      <style:text-properties officeooo:rsid="00333234" officeooo:paragraph-rsid="00333234"/>
    </style:style>
    <style:style style:name="P21" style:family="paragraph" style:parent-style-name="Text_20_body">
      <style:text-properties style:text-underline-style="none" fo:font-weight="bold" officeooo:rsid="00bb0865" officeooo:paragraph-rsid="00b92902" style:font-weight-asian="bold" style:font-weight-complex="bold"/>
    </style:style>
    <style:style style:name="P22" style:family="paragraph" style:parent-style-name="Text_20_body">
      <style:text-properties officeooo:rsid="00c87782" officeooo:paragraph-rsid="00c822cb"/>
    </style:style>
    <style:style style:name="P23" style:family="paragraph" style:parent-style-name="Text_20_body">
      <style:text-properties officeooo:paragraph-rsid="00af3960"/>
    </style:style>
    <style:style style:name="P24" style:family="paragraph" style:parent-style-name="Text">
      <style:text-properties officeooo:rsid="00222ff0" officeooo:paragraph-rsid="00222ff0"/>
    </style:style>
    <style:style style:name="P25" style:family="paragraph" style:parent-style-name="Text">
      <style:text-properties officeooo:rsid="0028142e" officeooo:paragraph-rsid="0028142e"/>
    </style:style>
    <style:style style:name="P26" style:family="paragraph" style:parent-style-name="Text">
      <style:text-properties officeooo:rsid="00a93efa" officeooo:paragraph-rsid="00a93efa"/>
    </style:style>
    <style:style style:name="P27" style:family="paragraph" style:parent-style-name="Text">
      <style:text-properties officeooo:rsid="00be8645" officeooo:paragraph-rsid="00be8645"/>
    </style:style>
    <style:style style:name="P28" style:family="paragraph" style:parent-style-name="Text">
      <style:text-properties officeooo:rsid="00eeb71f" officeooo:paragraph-rsid="00a93efa"/>
    </style:style>
    <style:style style:name="P29" style:family="paragraph" style:parent-style-name="Contents_20_Heading">
      <style:paragraph-properties fo:break-before="page"/>
    </style:style>
    <style:style style:name="P30" style:family="paragraph" style:parent-style-name="Subtitle">
      <style:text-properties officeooo:rsid="010b88dd" officeooo:paragraph-rsid="010b88dd"/>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List_20_Paragraph" style:list-style-name="WWNum4">
      <style:text-properties officeooo:paragraph-rsid="010d63da"/>
    </style:style>
    <style:style style:name="P35" style:family="paragraph" style:parent-style-name="Standard" style:master-page-name="Standard">
      <style:paragraph-properties style:page-number="auto"/>
    </style:style>
    <style:style style:name="P36" style:family="paragraph" style:parent-style-name="Standard" style:master-page-name="Landscape">
      <style:paragraph-properties fo:text-align="justify" style:justify-single-word="false" style:page-number="auto"/>
      <style:text-properties officeooo:rsid="0014bcc9" officeooo:paragraph-rsid="0014bcc9"/>
    </style:style>
    <style:style style:name="P37" style:family="paragraph" style:parent-style-name="Standard">
      <style:text-properties style:font-name="Constantia" fo:font-size="12pt" officeooo:rsid="001646d6" officeooo:paragraph-rsid="010d63da" style:font-size-asian="12pt" style:font-size-complex="12pt"/>
    </style:style>
    <style:style style:name="P38" style:family="paragraph" style:parent-style-name="Standard">
      <style:text-properties style:font-name="Constantia" fo:font-size="12pt" officeooo:paragraph-rsid="010d63da" style:font-size-asian="12pt" style:font-size-complex="12pt"/>
    </style:style>
    <style:style style:name="P39" style:family="paragraph" style:parent-style-name="Standard">
      <style:text-properties officeooo:rsid="0016c012" officeooo:paragraph-rsid="010d63da"/>
    </style:style>
    <style:style style:name="P40" style:family="paragraph" style:parent-style-name="Standard">
      <style:text-properties officeooo:paragraph-rsid="010d63da"/>
    </style:style>
    <style:style style:name="P41" style:family="paragraph" style:parent-style-name="Standard">
      <style:paragraph-properties fo:margin-left="0in" fo:margin-right="0in" fo:text-indent="0.25in" style:auto-text-indent="false"/>
      <style:text-properties officeooo:paragraph-rsid="010d63da"/>
    </style:style>
    <style:style style:name="P42" style:family="paragraph" style:parent-style-name="Standard">
      <style:paragraph-properties fo:margin-left="0in" fo:margin-right="0in" fo:text-indent="0.25in" style:auto-text-indent="false"/>
      <style:text-properties style:font-name="Constantia" fo:font-size="12pt" officeooo:paragraph-rsid="010d63da" style:font-size-asian="12pt" style:font-size-complex="12pt"/>
    </style:style>
    <style:style style:name="P43" style:family="paragraph" style:parent-style-name="Standard">
      <style:paragraph-properties fo:margin-left="0in" fo:margin-right="0in" fo:text-indent="0.4917in" style:auto-text-indent="false"/>
      <style:text-properties officeooo:paragraph-rsid="010d63da"/>
    </style:style>
    <style:style style:name="P44"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5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officeooo:paragraph-rsid="00d84455"/>
    </style:style>
    <style:style style:name="P5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3">
      <style:text-properties officeooo:rsid="00be8645" officeooo:paragraph-rsid="00be8645"/>
    </style:style>
    <style:style style:name="P55" style:family="paragraph" style:parent-style-name="Heading_20_3">
      <style:text-properties officeooo:rsid="00c822cb" officeooo:paragraph-rsid="00c822cb"/>
    </style:style>
    <style:style style:name="P56" style:family="paragraph" style:parent-style-name="Heading_20_3">
      <style:text-properties officeooo:rsid="00e225bb" officeooo:paragraph-rsid="00e225bb"/>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0a4d4f7"/>
    </style:style>
    <style:style style:name="P64" style:family="paragraph" style:parent-style-name="Heading_20_2">
      <style:text-properties officeooo:paragraph-rsid="010b9ac8"/>
    </style:style>
    <style:style style:name="P65" style:family="paragraph" style:parent-style-name="Heading_20_2">
      <style:text-properties officeooo:paragraph-rsid="00af3960"/>
    </style:style>
    <style:style style:name="P66" style:family="paragraph" style:parent-style-name="Heading_20_2">
      <style:text-properties officeooo:paragraph-rsid="00a1c599"/>
    </style:style>
    <style:style style:name="P67" style:family="paragraph" style:parent-style-name="Heading_20_2">
      <style:text-properties officeooo:rsid="0035dbe3" officeooo:paragraph-rsid="0035dbe3"/>
    </style:style>
    <style:style style:name="P68" style:family="paragraph" style:parent-style-name="Heading_20_2">
      <style:text-properties officeooo:rsid="00be8645" officeooo:paragraph-rsid="00be8645"/>
    </style:style>
    <style:style style:name="P69" style:family="paragraph" style:parent-style-name="Heading_20_2">
      <style:text-properties officeooo:rsid="00c3534f" officeooo:paragraph-rsid="00c3534f"/>
    </style:style>
    <style:style style:name="P70" style:family="paragraph" style:parent-style-name="Heading_20_2">
      <style:text-properties officeooo:rsid="00c367ad" officeooo:paragraph-rsid="00c367ad"/>
    </style:style>
    <style:style style:name="P71" style:family="paragraph" style:parent-style-name="Heading_20_2">
      <style:text-properties officeooo:rsid="00e08965" officeooo:paragraph-rsid="00e08965"/>
    </style:style>
    <style:style style:name="P72"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style:font-name="Constantia" fo:font-size="12pt" style:font-size-asian="12pt" style:font-size-complex="12pt"/>
    </style:style>
    <style:style style:name="T25" style:family="text">
      <style:text-properties style:font-name="Constantia" fo:font-size="12pt" fo:font-weight="bold" style:font-size-asian="12pt" style:font-weight-asian="bold"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Title">Projet Logiciel <text:span text:style-name="T1">Transversal</text:span></text:p>
      <text:p text:style-name="P30">Prénom NOM – Prénom NOM</text:p>
      <text:p text:style-name="Standard"/>
      <text:p text:style-name="Standard"/>
      <text:p text:style-name="Standard"/>
      <text:p text:style-name="P2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2"><text:a xlink:type="simple" xlink:href="#__RefHeading__1316_824097905" text:style-name="Index_20_Link" text:visited-style-name="Index_20_Link">1 Objectif<text:tab/>3</text:a></text:p>
          <text:p text:style-name="P31"><text:a xlink:type="simple" xlink:href="#__RefHeading__1318_824097905" text:style-name="Index_20_Link" text:visited-style-name="Index_20_Link">1.1 Présentation générale<text:tab/>3</text:a></text:p>
          <text:p text:style-name="P31"><text:a xlink:type="simple" xlink:href="#__RefHeading__1320_824097905" text:style-name="Index_20_Link" text:visited-style-name="Index_20_Link">1.2 Règles du jeu<text:tab/>3</text:a></text:p>
          <text:p text:style-name="P31"><text:a xlink:type="simple" xlink:href="#__RefHeading__3406_1053578290" text:style-name="Index_20_Link" text:visited-style-name="Index_20_Link">1.3 Conception Logiciel<text:tab/>3</text:a></text:p>
          <text:p text:style-name="P32"><text:a xlink:type="simple" xlink:href="#__RefHeading__1322_824097905" text:style-name="Index_20_Link" text:visited-style-name="Index_20_Link">2 Description et conception des états<text:tab/>4</text:a></text:p>
          <text:p text:style-name="P31"><text:a xlink:type="simple" xlink:href="#__RefHeading__1480_1060408740" text:style-name="Index_20_Link" text:visited-style-name="Index_20_Link">2.1 Description des états<text:tab/>4</text:a></text:p>
          <text:p text:style-name="P31"><text:a xlink:type="simple" xlink:href="#__RefHeading__1484_1060408740" text:style-name="Index_20_Link" text:visited-style-name="Index_20_Link">2.2 Conception logiciel<text:tab/>4</text:a></text:p>
          <text:p text:style-name="P31"><text:a xlink:type="simple" xlink:href="#__RefHeading__1027_1053578290" text:style-name="Index_20_Link" text:visited-style-name="Index_20_Link">2.3 Conception logiciel : extension pour le rendu<text:tab/>4</text:a></text:p>
          <text:p text:style-name="P31"><text:a xlink:type="simple" xlink:href="#__RefHeading__3408_1053578290" text:style-name="Index_20_Link" text:visited-style-name="Index_20_Link">2.4 Conception logiciel : extension pour le moteur de jeu<text:tab/>4</text:a></text:p>
          <text:p text:style-name="P31"><text:a xlink:type="simple" xlink:href="#__RefHeading__2098_1060408740" text:style-name="Index_20_Link" text:visited-style-name="Index_20_Link">2.5 Ressources<text:tab/>4</text:a></text:p>
          <text:p text:style-name="P32"><text:a xlink:type="simple" xlink:href="#__RefHeading__2100_1060408740" text:style-name="Index_20_Link" text:visited-style-name="Index_20_Link">3 Rendu : Stratégie et Conception<text:tab/>6</text:a></text:p>
          <text:p text:style-name="P31"><text:a xlink:type="simple" xlink:href="#__RefHeading__2104_1060408740" text:style-name="Index_20_Link" text:visited-style-name="Index_20_Link">3.1 Stratégie de rendu d'un état<text:tab/>6</text:a></text:p>
          <text:p text:style-name="P31"><text:a xlink:type="simple" xlink:href="#__RefHeading__2118_1060408740" text:style-name="Index_20_Link" text:visited-style-name="Index_20_Link">3.2 Conception logiciel<text:tab/>6</text:a></text:p>
          <text:p text:style-name="P31"><text:a xlink:type="simple" xlink:href="#__RefHeading__3410_1053578290" text:style-name="Index_20_Link" text:visited-style-name="Index_20_Link">3.3 Conception logiciel : extension pour les animations<text:tab/>6</text:a></text:p>
          <text:p text:style-name="P31"><text:a xlink:type="simple" xlink:href="#__RefHeading__2132_1060408740" text:style-name="Index_20_Link" text:visited-style-name="Index_20_Link">3.4 Ressources<text:tab/>6</text:a></text:p>
          <text:p text:style-name="P31"><text:a xlink:type="simple" xlink:href="#__RefHeading__2136_1060408740" text:style-name="Index_20_Link" text:visited-style-name="Index_20_Link">3.5 Exemple de rendu<text:tab/>6</text:a></text:p>
          <text:p text:style-name="P32"><text:a xlink:type="simple" xlink:href="#__RefHeading__1336_824097905" text:style-name="Index_20_Link" text:visited-style-name="Index_20_Link">4 Règles de changement d'états et moteur de jeu<text:tab/>8</text:a></text:p>
          <text:p text:style-name="P31"><text:a xlink:type="simple" xlink:href="#__RefHeading__2079_824097905" text:style-name="Index_20_Link" text:visited-style-name="Index_20_Link">4.1 Horloge globale<text:tab/>8</text:a></text:p>
          <text:p text:style-name="P31"><text:a xlink:type="simple" xlink:href="#__RefHeading__2081_824097905" text:style-name="Index_20_Link" text:visited-style-name="Index_20_Link">4.2 Changements extérieurs<text:tab/>8</text:a></text:p>
          <text:p text:style-name="P31"><text:a xlink:type="simple" xlink:href="#__RefHeading__2083_824097905" text:style-name="Index_20_Link" text:visited-style-name="Index_20_Link">4.3 Changements autonomes<text:tab/>8</text:a></text:p>
          <text:p text:style-name="P31"><text:a xlink:type="simple" xlink:href="#__RefHeading__1029_1053578290" text:style-name="Index_20_Link" text:visited-style-name="Index_20_Link">4.4 Conception logiciel<text:tab/>8</text:a></text:p>
          <text:p text:style-name="P31"><text:a xlink:type="simple" xlink:href="#__RefHeading__3412_1053578290" text:style-name="Index_20_Link" text:visited-style-name="Index_20_Link">4.5 Conception logiciel : extension pour l'IA<text:tab/>8</text:a></text:p>
          <text:p text:style-name="P31"><text:a xlink:type="simple" xlink:href="#__RefHeading__1829_2123130103" text:style-name="Index_20_Link" text:visited-style-name="Index_20_Link">4.6 Conception logiciel : extension pour la parallélisation<text:tab/>8</text:a></text:p>
          <text:p text:style-name="P32"><text:a xlink:type="simple" xlink:href="#__RefHeading__1031_1053578290" text:style-name="Index_20_Link" text:visited-style-name="Index_20_Link">5 Intelligence Artificielle<text:tab/>10</text:a></text:p>
          <text:p text:style-name="P31"><text:a xlink:type="simple" xlink:href="#__RefHeading__2973_1544052078" text:style-name="Index_20_Link" text:visited-style-name="Index_20_Link">5.1 Stratégies<text:tab/>10</text:a></text:p>
          <text:p text:style-name="P33"><text:a xlink:type="simple" xlink:href="#__RefHeading__2975_1544052078" text:style-name="Index_20_Link" text:visited-style-name="Index_20_Link">5.1.1 Intelligence minimale<text:tab/>10</text:a></text:p>
          <text:p text:style-name="P33"><text:a xlink:type="simple" xlink:href="#__RefHeading__2977_1544052078" text:style-name="Index_20_Link" text:visited-style-name="Index_20_Link">5.1.2 Intelligence basée sur des heuristiques<text:tab/>10</text:a></text:p>
          <text:p text:style-name="P33"><text:a xlink:type="simple" xlink:href="#__RefHeading__2480_1544052078" text:style-name="Index_20_Link" text:visited-style-name="Index_20_Link">5.1.3 Intelligence basée sur les arbres de recherche<text:tab/>10</text:a></text:p>
          <text:p text:style-name="P31"><text:a xlink:type="simple" xlink:href="#__RefHeading__2979_1544052078" text:style-name="Index_20_Link" text:visited-style-name="Index_20_Link">5.2 Conception logiciel<text:tab/>10</text:a></text:p>
          <text:p text:style-name="P31"><text:a xlink:type="simple" xlink:href="#__RefHeading__2981_1544052078" text:style-name="Index_20_Link" text:visited-style-name="Index_20_Link">5.3 Conception logiciel : extension pour l'IA composée<text:tab/>10</text:a></text:p>
          <text:p text:style-name="P31"><text:a xlink:type="simple" xlink:href="#__RefHeading__2983_1544052078" text:style-name="Index_20_Link" text:visited-style-name="Index_20_Link">5.4 Conception logiciel : extension pour IA avancée<text:tab/>10</text:a></text:p>
          <text:p text:style-name="P31"><text:a xlink:type="simple" xlink:href="#__RefHeading__2985_1544052078" text:style-name="Index_20_Link" text:visited-style-name="Index_20_Link">5.5 Conception logiciel : extension pour la parallélisation<text:tab/>10</text:a></text:p>
          <text:p text:style-name="P32"><text:a xlink:type="simple" xlink:href="#__RefHeading__2987_1544052078" text:style-name="Index_20_Link" text:visited-style-name="Index_20_Link">6 Modularisation<text:tab/>11</text:a></text:p>
          <text:p text:style-name="P31"><text:a xlink:type="simple" xlink:href="#__RefHeading__1831_2123130103" text:style-name="Index_20_Link" text:visited-style-name="Index_20_Link">6.1 Organisation des modules<text:tab/>11</text:a></text:p>
          <text:p text:style-name="P33"><text:a xlink:type="simple" xlink:href="#__RefHeading__1833_2123130103" text:style-name="Index_20_Link" text:visited-style-name="Index_20_Link">6.1.1 Répartition sur différents threads<text:tab/>11</text:a></text:p>
          <text:p text:style-name="P33"><text:a xlink:type="simple" xlink:href="#__RefHeading__1835_2123130103" text:style-name="Index_20_Link" text:visited-style-name="Index_20_Link">6.1.2 Répartition sur différentes machines<text:tab/>11</text:a></text:p>
          <text:p text:style-name="P31"><text:a xlink:type="simple" xlink:href="#__RefHeading__1837_2123130103" text:style-name="Index_20_Link" text:visited-style-name="Index_20_Link">6.2 Conception logiciel<text:tab/>11</text:a></text:p>
          <text:p text:style-name="P31"><text:a xlink:type="simple" xlink:href="#__RefHeading__1966_2123130103" text:style-name="Index_20_Link" text:visited-style-name="Index_20_Link">6.3 Conception logiciel : extension réseau<text:tab/>11</text:a></text:p>
          <text:p text:style-name="P31"><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41"><text:span text:style-name="T24">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span></text:p>
      <text:p text:style-name="P37"/>
      <text:h text:style-name="Heading_20_2" text:outline-level="2"><text:bookmark-start text:name="__RefHeading__1320_824097905"/>Règles du jeu<text:bookmark-end text:name="__RefHeading__1320_824097905"/></text:h>
      <text:list xml:id="list1570716214236582273" text:style-name="WWNum4">
        <text:list-item>
          <text:p text:style-name="P34"><text:span text:style-name="T25">But du jeu</text:span></text:p>
        </text:list-item>
      </text:list>
      <text:p text:style-name="P43"><text:span text:style-name="T24">Chaque joueur est le dirigeant d’une armée : l’un possède une armée de licornes, l’autre une armée de dragons. Le but du jeu est de conquérir tous les territoires ennemis.</text:span></text:p>
      <text:p text:style-name="P42"/>
      <text:list xml:id="list205317343181010" text:continue-numbering="true" text:style-name="WWNum4">
        <text:list-item>
          <text:p text:style-name="P34"><text:span text:style-name="T25">Début du jeu</text:span></text:p>
        </text:list-item>
      </text:list>
      <text:p text:style-name="P43"><text:span text:style-name="T24">Au début du jeu, les armées des deux joueurs sont égales en quantité, mais les territoires possédés par chaque armée et le nombre de soldats présents sur chaque territoire sont placés aléatoirement.</text:span></text:p>
      <text:p text:style-name="P38"/>
      <text:list xml:id="list205318074749258" text:continue-numbering="true" text:style-name="WWNum4">
        <text:list-item>
          <text:p text:style-name="P34"><text:span text:style-name="T25">Déroulement d’un tour</text:span></text:p>
        </text:list-item>
      </text:list>
      <text:p text:style-name="P43"><text:span text:style-name="T24">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span></text:p>
      <text:p text:style-name="P40"><text:span text:style-name="T24">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text:span></text:p>
      <text:p text:style-name="P40"><text:span text:style-name="T24">En revanche si celui qui fait le score le plus haut est le défenseur alors le territoire attaquant perd tous ses soldats sauf un.</text:span></text:p>
      <text:p text:style-name="P39"><text:span text:style-name="T24">Lorsque le joueur considère qu’il a fini son tour, il passe alors la main à l’autre joueur.</text:span></text:p>
      <text:h text:style-name="Heading_20_2" text:outline-level="2"><text:bookmark-start text:name="__RefHeading__3406_1053578290"/>Conception Logiciel<text:bookmark-end text:name="__RefHeading__3406_1053578290"/></text:h>
      <text:p text:style-name="P26">Présenter ici les packages de votre solution, ainsi que leurs dépendances.</text:p>
      <text:p text:style-name="P6"/>
      <text:p text:style-name="P8"/>
      <text:h text:style-name="P58" text:outline-level="1"><text:bookmark-start text:name="__RefHeading__1322_824097905"/>Description <text:span text:style-name="T5">et conception</text:span> des <text:span text:style-name="T4">é</text:span>tats<text:bookmark-end text:name="__RefHeading__1322_824097905"/></text:h>
      <text:p text:style-name="P2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5">l</text:span>ogiciel<text:bookmark-end text:name="__RefHeading__1484_1060408740"/></text:h>
      <text:p text:style-name="P9"><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44"/>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3" text:outline-level="2"><text:bookmark-start text:name="__RefHeading__2098_1060408740"/>Ressources<text:bookmark-end text:name="__RefHeading__2098_1060408740"/></text:h>
      <text:p text:style-name="P18"/>
      <text:p text:style-name="P51"/>
      <text:p text:style-name="Text_20_body"/>
      <text:p text:style-name="Text_20_body"><draw:frame draw:style-name="fr1"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59"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4"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65" text:outline-level="2"><text:bookmark-start text:name="__RefHeading__3410_1053578290"/>Conception <text:span text:style-name="T21">logiciel : extension pour les animations</text:span><text:bookmark-end text:name="__RefHeading__3410_1053578290"/></text:h>
      <text:p text:style-name="P23"/>
      <text:h text:style-name="P6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19"/>
      <text:p text:style-name="P51"><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10">et moteur de jeu</text:span><text:bookmark-end text:name="__RefHeading__1336_824097905"/></text:h>
      <text:p text:style-name="P25">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0"/>
      <text:h text:style-name="P67"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21">logiciel</text:span><text:bookmark-end text:name="__RefHeading__1029_1053578290"/></text:h>
      <text:p text:style-name="P21"/>
      <text:h text:style-name="Heading_20_2" text:outline-level="2"><text:bookmark-start text:name="__RefHeading__3412_1053578290"/>Conception <text:span text:style-name="T21">logiciel</text:span> : extension pour l'IA<text:bookmark-end text:name="__RefHeading__3412_1053578290"/></text:h>
      <text:p text:style-name="P45"/>
      <text:h text:style-name="Heading_20_2" text:outline-level="2"><text:bookmark-start text:name="__RefHeading__1829_2123130103"/>Conception logiciel : extension pour la <text:span text:style-name="T20">parallélisation</text:span><text:bookmark-end text:name="__RefHeading__1829_2123130103"/></text:h>
      <text:p text:style-name="P46"/>
      <text:p text:style-name="P36"><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9" text:outline-level="1"><text:bookmark-start text:name="__RefHeading__1031_1053578290"/><text:span text:style-name="T14">Intelligence</text:span> Artificielle<text:bookmark-end text:name="__RefHeading__1031_1053578290"/></text:h>
      <text:p text:style-name="P27">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8" text:outline-level="2"><text:bookmark-start text:name="__RefHeading__2973_1544052078"/>Stratégies<text:bookmark-end text:name="__RefHeading__2973_1544052078"/></text:h>
      <text:p text:style-name="P3"/>
      <text:h text:style-name="P5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5" text:outline-level="3"><text:bookmark-start text:name="__RefHeading__2480_1544052078"/>Intelligence basée sur les arbres de recherche<text:bookmark-end text:name="__RefHeading__2480_1544052078"/></text:h>
      <text:p text:style-name="P22"/>
      <text:h text:style-name="P69" text:outline-level="2"><text:bookmark-start text:name="__RefHeading__2979_1544052078"/>Conception logiciel<text:bookmark-end text:name="__RefHeading__2979_1544052078"/></text:h>
      <text:p text:style-name="P47"/>
      <text:h text:style-name="P70" text:outline-level="2"><text:bookmark-start text:name="__RefHeading__2981_1544052078"/>Conception logiciel : extension pour <text:span text:style-name="T16">l'IA</text:span> compos<text:span text:style-name="T16">ée</text:span><text:bookmark-end text:name="__RefHeading__2981_1544052078"/></text:h>
      <text:p text:style-name="P48"/>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9"/>
      <text:h text:style-name="Heading_20_2" text:outline-level="2"><text:bookmark-start text:name="__RefHeading__2985_1544052078"/>Conception <text:span text:style-name="T20">l</text:span>ogiciel : extension pour la parallélisation<text:bookmark-end text:name="__RefHeading__2985_1544052078"/></text:h>
      <text:p text:style-name="P10"/>
      <text:h text:style-name="P61"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1" text:outline-level="2"><text:bookmark-start text:name="__RefHeading__1831_2123130103"/>Organisation des modules<text:bookmark-end text:name="__RefHeading__1831_2123130103"/></text:h>
      <text:h text:style-name="P56" text:outline-level="3"><text:bookmark-start text:name="__RefHeading__1833_2123130103"/>Répartition sur différents threads<text:bookmark-end text:name="__RefHeading__1833_2123130103"/></text:h>
      <text:p text:style-name="P11"/>
      <text:h text:style-name="P56" text:outline-level="3"><text:bookmark-start text:name="__RefHeading__1835_2123130103"/>Répartition sur différentes machines<text:bookmark-end text:name="__RefHeading__1835_2123130103"/></text:h>
      <text:p text:style-name="P13"/>
      <text:h text:style-name="P71" text:outline-level="2"><text:bookmark-start text:name="__RefHeading__1837_2123130103"/>Conception <text:span text:style-name="T18">logiciel</text:span><text:bookmark-end text:name="__RefHeading__1837_2123130103"/></text:h>
      <text:p text:style-name="P50"/>
      <text:h text:style-name="Heading_20_2" text:outline-level="2"><text:bookmark-start text:name="__RefHeading__1966_2123130103"/>Conception logiciel : extension <text:span text:style-name="T19">réseau</text:span><text:bookmark-end text:name="__RefHeading__1966_2123130103"/></text:h>
      <text:p text:style-name="P14"/>
      <text:h text:style-name="P72" text:outline-level="2"><text:bookmark-start text:name="__RefHeading__1968_2123130103"/>Conception logiciel : client Android<text:bookmark-end text:name="__RefHeading__1968_2123130103"/></text:h>
      <text:p text:style-name="P15"/>
      <text:p text:style-name="P52"/>
      <text:p text:style-name="P12"><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3</text:page-number></text:span><text:span text:style-name="MT2"> / </text:span><text:span text:style-name="MT2"><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21T20:53:16.049425928</dc:date>
    <meta:editing-duration>P8DT2H4M28S</meta:editing-duration>
    <meta:editing-cycles>224</meta:editing-cycles>
    <meta:generator>LibreOffice/5.1.6.2$Linux_X86_64 LibreOffice_project/10m0$Build-2</meta:generator>
    <meta:document-statistic meta:table-count="0" meta:image-count="0" meta:object-count="0" meta:page-count="13" meta:paragraph-count="103" meta:word-count="1191" meta:character-count="7433" meta:non-whitespace-character-count="6382"/>
  </office:meta>
</office:document-meta>
</file>